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3.973cm" table:align="margins"/>
    </style:style>
    <style:style style:name="Таблица1.A" style:family="table-column">
      <style:table-column-properties style:column-width="7.99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23.973cm" table:align="margins"/>
    </style:style>
    <style:style style:name="Таблица4.A" style:family="table-column">
      <style:table-column-properties style:column-width="7.99cm" style:rel-column-width="21845*"/>
    </style:style>
    <style:style style:name="Таблица4.C" style:family="table-column">
      <style:table-column-properties style:column-width="3.995cm" style:rel-column-width="10922*"/>
    </style:style>
    <style:style style:name="Таблица4.D" style:family="table-column">
      <style:table-column-properties style:column-width="3.995cm" style:rel-column-width="1092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0d5b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officeooo:rsid="00201f67" officeooo:paragraph-rsid="00201f67"/>
    </style:style>
    <style:style style:name="P4" style:family="paragraph" style:parent-style-name="Standard">
      <style:text-properties fo:language="ru" fo:country="RU" officeooo:rsid="0026b41f" officeooo:paragraph-rsid="0026b41f"/>
    </style:style>
    <style:style style:name="P5" style:family="paragraph" style:parent-style-name="Standard">
      <style:text-properties fo:language="ru" fo:country="RU" officeooo:rsid="002df5d3" officeooo:paragraph-rsid="002df5d3"/>
    </style:style>
    <style:style style:name="P6" style:family="paragraph" style:parent-style-name="Standard">
      <style:text-properties fo:language="ru" fo:country="RU" officeooo:rsid="002d2739" officeooo:paragraph-rsid="002d2739"/>
    </style:style>
    <style:style style:name="P7" style:family="paragraph" style:parent-style-name="Standard">
      <style:text-properties fo:language="ru" fo:country="RU" officeooo:rsid="0030193f" officeooo:paragraph-rsid="0030193f"/>
    </style:style>
    <style:style style:name="P8" style:family="paragraph" style:parent-style-name="Standard">
      <style:text-properties fo:language="ru" fo:country="RU" officeooo:rsid="0032e262" officeooo:paragraph-rsid="0032e262"/>
    </style:style>
    <style:style style:name="P9" style:family="paragraph" style:parent-style-name="Standard">
      <style:text-properties fo:language="ru" fo:country="RU" officeooo:rsid="0030a3cf" officeooo:paragraph-rsid="0030a3cf"/>
    </style:style>
    <style:style style:name="P10" style:family="paragraph" style:parent-style-name="Standard">
      <style:text-properties fo:language="ru" fo:country="RU" officeooo:rsid="00343752" officeooo:paragraph-rsid="00343752"/>
    </style:style>
    <style:style style:name="P11" style:family="paragraph" style:parent-style-name="Standard">
      <style:text-properties fo:language="ru" fo:country="RU" officeooo:rsid="0035816f" officeooo:paragraph-rsid="0035816f"/>
    </style:style>
    <style:style style:name="P12" style:family="paragraph" style:parent-style-name="Standard">
      <style:text-properties fo:language="ru" fo:country="RU" officeooo:rsid="00790376" officeooo:paragraph-rsid="0036e724"/>
    </style:style>
    <style:style style:name="P13" style:family="paragraph" style:parent-style-name="Standard">
      <style:text-properties fo:language="ru" fo:country="RU" officeooo:rsid="0008fe3e" officeooo:paragraph-rsid="0036e724"/>
    </style:style>
    <style:style style:name="P14" style:family="paragraph" style:parent-style-name="Standard">
      <style:text-properties fo:language="ru" fo:country="RU" officeooo:rsid="00384ffd" officeooo:paragraph-rsid="00384ffd"/>
    </style:style>
    <style:style style:name="P15" style:family="paragraph" style:parent-style-name="Standard">
      <style:text-properties fo:language="ru" fo:country="RU" officeooo:rsid="00389f2b" officeooo:paragraph-rsid="00389f2b"/>
    </style:style>
    <style:style style:name="P16" style:family="paragraph" style:parent-style-name="Standard">
      <style:text-properties fo:language="ru" fo:country="RU" officeooo:rsid="0038cf5c" officeooo:paragraph-rsid="0038cf5c"/>
    </style:style>
    <style:style style:name="P17" style:family="paragraph" style:parent-style-name="Standard">
      <style:text-properties fo:language="ru" fo:country="RU" officeooo:rsid="003ad3df" officeooo:paragraph-rsid="003ad3df"/>
    </style:style>
    <style:style style:name="P18" style:family="paragraph" style:parent-style-name="Standard">
      <style:text-properties fo:language="ru" fo:country="RU" officeooo:rsid="003fb6ba"/>
    </style:style>
    <style:style style:name="P19" style:family="paragraph" style:parent-style-name="Standard">
      <style:text-properties fo:language="ru" fo:country="RU" officeooo:rsid="003fb6ba" officeooo:paragraph-rsid="003fb6ba"/>
    </style:style>
    <style:style style:name="P20" style:family="paragraph" style:parent-style-name="Standard">
      <style:text-properties fo:language="ru" fo:country="RU" officeooo:rsid="00479d56" officeooo:paragraph-rsid="00479d56"/>
    </style:style>
    <style:style style:name="P21" style:family="paragraph" style:parent-style-name="Standard">
      <style:text-properties fo:language="ru" fo:country="RU" officeooo:rsid="004daa57" officeooo:paragraph-rsid="004daa57"/>
    </style:style>
    <style:style style:name="P22" style:family="paragraph" style:parent-style-name="Standard">
      <style:text-properties fo:color="#000000" style:font-name="Consolas" fo:font-size="9.5pt" fo:background-color="#ffffff" style:font-size-asian="9.5pt"/>
    </style:style>
    <style:style style:name="P23" style:family="paragraph" style:parent-style-name="Standard">
      <style:text-properties fo:color="#000000" style:font-name="Consolas" fo:font-size="9.5pt" fo:language="ru" fo:country="RU" officeooo:rsid="00244d93" officeooo:paragraph-rsid="00244d93" fo:background-color="#ffffff" style:font-size-asian="9.5pt"/>
    </style:style>
    <style:style style:name="P24" style:family="paragraph" style:parent-style-name="Standard">
      <style:text-properties fo:color="#000000" style:font-name="Consolas" fo:font-size="9.5pt" fo:language="ru" fo:country="RU" officeooo:rsid="0026b41f" officeooo:paragraph-rsid="0026b41f" fo:background-color="#ffffff" style:font-size-asian="9.5pt"/>
    </style:style>
    <style:style style:name="P25" style:family="paragraph" style:parent-style-name="Standard">
      <style:text-properties officeooo:paragraph-rsid="00244d93"/>
    </style:style>
    <style:style style:name="P26" style:family="paragraph" style:parent-style-name="Standard">
      <style:text-properties officeooo:paragraph-rsid="002553bf"/>
    </style:style>
    <style:style style:name="P27" style:family="paragraph" style:parent-style-name="Standard">
      <style:text-properties officeooo:rsid="002df5d3" officeooo:paragraph-rsid="002df5d3"/>
    </style:style>
    <style:style style:name="P28" style:family="paragraph" style:parent-style-name="Standard">
      <style:text-properties fo:language="en" fo:country="US" officeooo:rsid="0030a3cf" officeooo:paragraph-rsid="0030a3cf"/>
    </style:style>
    <style:style style:name="P29" style:family="paragraph" style:parent-style-name="Standard">
      <style:text-properties fo:language="en" fo:country="US" officeooo:rsid="0030a3cf" officeooo:paragraph-rsid="00326427"/>
    </style:style>
    <style:style style:name="P30" style:family="paragraph" style:parent-style-name="Standard">
      <style:text-properties fo:language="en" fo:country="US" officeooo:rsid="00326427" officeooo:paragraph-rsid="00326427"/>
    </style:style>
    <style:style style:name="P31" style:family="paragraph" style:parent-style-name="Standard">
      <style:text-properties fo:language="en" fo:country="US" officeooo:rsid="00479d56" officeooo:paragraph-rsid="00479d56"/>
    </style:style>
    <style:style style:name="P32" style:family="paragraph" style:parent-style-name="Standard">
      <style:text-properties officeooo:paragraph-rsid="0036e724"/>
    </style:style>
    <style:style style:name="P33" style:family="paragraph" style:parent-style-name="Table_20_Contents">
      <style:text-properties fo:language="en" fo:country="US" officeooo:rsid="007d7371" officeooo:paragraph-rsid="0036e724"/>
    </style:style>
    <style:style style:name="P34" style:family="paragraph" style:parent-style-name="Table_20_Contents">
      <style:text-properties fo:language="en" fo:country="US" officeooo:rsid="0045b132" officeooo:paragraph-rsid="0045b132"/>
    </style:style>
    <style:style style:name="P35" style:family="paragraph" style:parent-style-name="Table_20_Contents">
      <style:text-properties fo:language="ru" fo:country="RU" officeooo:rsid="007dc0a0" officeooo:paragraph-rsid="0036e724"/>
    </style:style>
    <style:style style:name="P36" style:family="paragraph" style:parent-style-name="Table_20_Contents">
      <style:text-properties fo:language="ru" fo:country="RU" officeooo:rsid="0045b132" officeooo:paragraph-rsid="0045b132"/>
    </style:style>
    <style:style style:name="P37" style:family="paragraph" style:parent-style-name="Table_20_Contents">
      <style:text-properties officeooo:rsid="007d7371" officeooo:paragraph-rsid="0036e724"/>
    </style:style>
    <style:style style:name="P38" style:family="paragraph" style:parent-style-name="Table_20_Contents">
      <style:text-properties officeooo:rsid="008678e6" officeooo:paragraph-rsid="0036e724"/>
    </style:style>
    <style:style style:name="P39" style:family="paragraph" style:parent-style-name="Standard" style:list-style-name="L1"/>
    <style:style style:name="P40" style:family="paragraph" style:parent-style-name="Standard" style:list-style-name="L2"/>
    <style:style style:name="P41" style:family="paragraph" style:parent-style-name="Standard" style:list-style-name="L2">
      <style:text-properties fo:language="ru" fo:country="RU" officeooo:rsid="003e00b5" officeooo:paragraph-rsid="003e00b5"/>
    </style:style>
    <style:style style:name="P42" style:family="paragraph" style:parent-style-name="Standard" style:list-style-name="L2">
      <style:text-properties fo:language="ru" fo:country="RU" officeooo:rsid="003ebf7a" officeooo:paragraph-rsid="003ebf7a"/>
    </style:style>
    <style:style style:name="P43" style:family="paragraph" style:parent-style-name="Standard" style:list-style-name="L2">
      <style:text-properties fo:language="ru" fo:country="RU" officeooo:rsid="002d2739" officeooo:paragraph-rsid="002d2739"/>
    </style:style>
    <style:style style:name="P44" style:family="paragraph" style:parent-style-name="Heading_20_3">
      <style:text-properties officeooo:paragraph-rsid="0036e724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fo:background-color="#ffffff" loext:char-shading-value="0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1d0d5b" fo:background-color="#ffffff" loext:char-shading-value="0" style:font-size-asian="9.5pt"/>
    </style:style>
    <style:style style:name="T6" style:family="text">
      <style:text-properties fo:color="#000000" style:font-name="Consolas" fo:font-size="9.5pt" fo:language="en" fo:country="US" officeooo:rsid="00213c6b" fo:background-color="#ffffff" loext:char-shading-value="0" style:font-size-asian="9.5pt"/>
    </style:style>
    <style:style style:name="T7" style:family="text">
      <style:text-properties fo:color="#000000" style:font-name="Consolas" fo:font-size="9.5pt" fo:language="en" fo:country="US" officeooo:rsid="002553bf" fo:background-color="#ffffff" loext:char-shading-value="0" style:font-size-asian="9.5pt"/>
    </style:style>
    <style:style style:name="T8" style:family="text">
      <style:text-properties fo:color="#000000" style:font-name="Consolas" fo:font-size="9.5pt" fo:language="en" fo:country="US" officeooo:rsid="003df457" fo:background-color="#ffffff" loext:char-shading-value="0" style:font-size-asian="9.5pt"/>
    </style:style>
    <style:style style:name="T9" style:family="text">
      <style:text-properties fo:color="#000000" style:font-name="Consolas" fo:font-size="9.5pt" fo:language="ru" fo:country="RU" officeooo:rsid="002d2739" fo:background-color="#ffffff" loext:char-shading-value="0" style:font-size-asian="9.5pt"/>
    </style:style>
    <style:style style:name="T10" style:family="text">
      <style:text-properties fo:color="#000000" style:font-name="Consolas" fo:font-size="9.5pt" fo:language="ru" fo:country="RU" officeooo:rsid="003fb6ba" fo:background-color="#ffffff" loext:char-shading-value="0" style:font-size-asian="9.5pt"/>
    </style:style>
    <style:style style:name="T11" style:family="text">
      <style:text-properties fo:color="#2b91af" style:font-name="Consolas" fo:font-size="9.5pt" fo:background-color="#ffffff" loext:char-shading-value="0" style:font-size-asian="9.5pt"/>
    </style:style>
    <style:style style:name="T12" style:family="text">
      <style:text-properties fo:color="#2b91af" style:font-name="Consolas" fo:font-size="9.5pt" fo:language="ru" fo:country="RU" officeooo:rsid="003fb6ba" fo:background-color="#ffffff" loext:char-shading-value="0" style:font-size-asian="9.5pt"/>
    </style:style>
    <style:style style:name="T13" style:family="text">
      <style:text-properties fo:color="#a31515" style:font-name="Consolas" fo:font-size="9.5pt" fo:background-color="#ffffff" loext:char-shading-value="0" style:font-size-asian="9.5pt"/>
    </style:style>
    <style:style style:name="T14" style:family="text">
      <style:text-properties fo:color="#a31515" style:font-name="Consolas" fo:font-size="9.5pt" fo:language="ru" fo:country="RU" officeooo:rsid="0022b38b" fo:background-color="#ffffff" loext:char-shading-value="0" style:font-size-asian="9.5pt"/>
    </style:style>
    <style:style style:name="T15" style:family="text">
      <style:text-properties fo:color="#a31515" style:font-name="Consolas" fo:font-size="9.5pt" fo:language="ru" fo:country="RU" officeooo:rsid="0026b41f" fo:background-color="#ffffff" loext:char-shading-value="0" style:font-size-asian="9.5pt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1d0d5b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26b41f"/>
    </style:style>
    <style:style style:name="T20" style:family="text">
      <style:text-properties fo:language="ru" fo:country="RU" officeooo:rsid="00326427"/>
    </style:style>
    <style:style style:name="T21" style:family="text">
      <style:text-properties fo:language="ru" fo:country="RU" officeooo:rsid="00343752"/>
    </style:style>
    <style:style style:name="T22" style:family="text">
      <style:text-properties fo:language="ru" fo:country="RU" officeooo:rsid="004c4879"/>
    </style:style>
    <style:style style:name="T23" style:family="text">
      <style:text-properties fo:language="ru" fo:country="RU" officeooo:rsid="003df457"/>
    </style:style>
    <style:style style:name="T24" style:family="text">
      <style:text-properties fo:language="ru" fo:country="RU" officeooo:rsid="003fb6ba"/>
    </style:style>
    <style:style style:name="T25" style:family="text">
      <style:text-properties fo:language="ru" fo:country="RU" officeooo:rsid="0041b28d"/>
    </style:style>
    <style:style style:name="T26" style:family="text">
      <style:text-properties fo:language="ru" fo:country="RU" officeooo:rsid="004a0a42"/>
    </style:style>
    <style:style style:name="T27" style:family="text">
      <style:text-properties fo:language="ru" fo:country="RU" officeooo:rsid="004daa57"/>
    </style:style>
    <style:style style:name="T28" style:family="text">
      <style:text-properties officeooo:rsid="002a1a8f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479d56"/>
    </style:style>
    <style:style style:name="T31" style:family="text">
      <style:text-properties fo:language="en" fo:country="US" officeooo:rsid="00480eb9"/>
    </style:style>
    <style:style style:name="T32" style:family="text">
      <style:text-properties fo:language="en" fo:country="US" officeooo:rsid="004daa57"/>
    </style:style>
    <style:style style:name="T33" style:family="text">
      <style:text-properties fo:language="en" fo:country="US" officeooo:rsid="004faf47"/>
    </style:style>
    <style:style style:name="T34" style:family="text">
      <style:text-properties officeooo:rsid="00326427"/>
    </style:style>
    <style:style style:name="T35" style:family="text">
      <style:text-properties officeooo:rsid="00480e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2" text:outline-level="2">Проблемы.</text:h>
      <text:p text:style-name="Standard"/>
      <text:list xml:id="list2450589298" text:style-name="L1">
        <text:list-item>
          <text:p text:style-name="P39"><text:span text:style-name="T19">Третий байт </text:span><text:span text:style-name="T15">Ждать_приема_таких_байт()</text:span> <text:span text:style-name="T19">видится как ноль</text:span></text:p>
        </text:list-item>
        <text:list-item>
          <text:p text:style-name="P39">Похоже байт не принимается но <text:span text:style-name="T28">счетчик считает</text:span></text:p>
          <text:p text:style-name="P39"/>
        </text:list-item>
      </text:list>
      <text:h text:style-name="Heading_20_2" text:outline-level="2">Доделать</text:h>
      <text:p text:style-name="P6"/>
      <text:list xml:id="list56554452" text:style-name="L2">
        <text:list-item>
          <text:p text:style-name="P41"/>
        </text:list-item>
        <text:list-item>
          <text:p text:style-name="P42">лишний цикл в <text:span text:style-name="T4">ReceiveNByte()</text:span></text:p>
        </text:list-item>
        <text:list-item>
          <text:p text:style-name="P41">лучше доработать сразу</text:p>
        </text:list-item>
        <text:list-item>
          <text:p text:style-name="P40"><text:span text:style-name="T9">WaitReceiveThisBytes</text:span><text:span text:style-name="T8">()</text:span> <text:span text:style-name="T23">возможно придется доработать чтобы принимать много байт и проверять на наличие одного</text:span></text:p>
        </text:list-item>
        <text:list-item>
          <text:p text:style-name="P43">Возможно для ускорения отображения множества контролов, лучше завести датагрид.</text:p>
        </text:list-item>
        <text:list-item>
          <text:p text:style-name="P43">Статус скриптов.</text:p>
        </text:list-item>
        <text:list-item>
          <text:p text:style-name="P43">Статус</text:p>
        </text:list-item>
      </text:list>
      <text:p text:style-name="P4"/>
      <text:h text:style-name="Heading_20_2" text:outline-level="2">Вопросы</text:h>
      <text:p text:style-name="P4"/>
      <text:p text:style-name="P4"><text:span text:style-name="T2">char</text:span><text:span text:style-name="T4">[] splitedBytesOfStr = stringBytes.ToCharArray();</text:span></text:p>
      <text:p text:style-name="P4"><text:span text:style-name="T2">byte</text:span><text:span text:style-name="T4">[] bytes = Encoding.ASCII.GetBytes(splitedBytesOfStr);</text:span></text:p>
      <text:p text:style-name="P24"/>
      <text:p text:style-name="P4"><text:span text:style-name="T2">ref</text:span><text:span text:style-name="T4"> List&lt;</text:span><text:span text:style-name="T2">byte</text:span><text:span text:style-name="T4">&gt; bytes</text:span></text:p>
      <text:p text:style-name="P4"><text:span text:style-name="T2">char</text:span><text:span text:style-name="T4">[] resultChars = Encoding.ASCII.GetChars(bytes.ToArray());</text:span></text:p>
      <text:p text:style-name="P4"/>
      <text:h text:style-name="Heading_20_2" text:outline-level="2"><text:span text:style-name="T18">Иде</text:span><text:span text:style-name="T25">о</text:span><text:span text:style-name="T18">логия</text:span>.</text:h>
      <text:p text:style-name="P19"/>
      <text:p text:style-name="P19">То что трудновато вспомнить и не пишется в коментариях.</text:p>
      <text:p text:style-name="P19"/>
      <text:p text:style-name="P19"/>
      <text:h text:style-name="Heading_20_3" text:outline-level="3">Прием байт.</text:h>
      <text:p text:style-name="P19"/>
      <text:p text:style-name="Standard"><text:span text:style-name="T10">WaitReceiveThisBytes() </text:span><text:s/><text:span text:style-name="T24">средний уровень</text:span></text:p>
      <text:p text:style-name="Standard"><text:span text:style-name="T24">тут мы знаем что за разновидность прима производится, что отображается в </text:span><text:span text:style-name="T12">ModeReceive</text:span><text:span text:style-name="T18"> </text:span><text:span text:style-name="T24">типе</text:span></text:p>
      <text:p text:style-name="P18"/>
      <text:p text:style-name="Standard"><text:span text:style-name="T10">ReceiveNByte()</text:span> <text:span text:style-name="T24">нижний</text:span></text:p>
      <text:p text:style-name="P18"/>
      <text:p text:style-name="P19"/>
      <text:p text:style-name="P19"/>
      <text:p text:style-name="P4"/>
      <text:p text:style-name="P4"/>
      <text:h text:style-name="Heading_20_2" text:outline-level="2"><text:span text:style-name="T21">Оборудование для отправки </text:span>AT <text:span text:style-name="T21">обме</text:span><text:span text:style-name="T27">на</text:span><text:span text:style-name="T18">.</text:span></text:h>
      <text:p text:style-name="P27"/>
      <text:p text:style-name="P14"/>
      <text:p text:style-name="P5">Распиновка <text:span text:style-name="T29">sim </text:span>модуля в справочнике.</text:p>
      <text:p text:style-name="P5">Чтобы запустить замкнуть <text:span text:style-name="T29">GND </text:span>и <text:span text:style-name="T29">BOOT</text:span></text:p>
      <text:p text:style-name="P27"/>
      <text:h text:style-name="Heading_20_3" text:outline-level="3">SIMCOM-EVB-KIT</text:h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C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34">TXD</text:p>
          </table:table-cell>
          <table:table-cell table:style-name="Таблица1.A2" office:value-type="string">
            <text:p text:style-name="P34">9</text:p>
          </table:table-cell>
          <table:table-cell table:style-name="Таблица1.C2" office:value-type="string">
            <text:p text:style-name="P36">лев, 9 сверху</text:p>
          </table:table-cell>
        </table:table-row>
        <table:table-row>
          <table:table-cell table:style-name="Таблица1.A2" office:value-type="string">
            <text:p text:style-name="P34">RXD</text:p>
          </table:table-cell>
          <table:table-cell table:style-name="Таблица1.A2" office:value-type="string">
            <text:p text:style-name="P34">10</text:p>
          </table:table-cell>
          <table:table-cell table:style-name="Таблица1.C2" office:value-type="string">
            <text:p text:style-name="P36">лев, 10 сверху</text:p>
          </table:table-cell>
        </table:table-row>
        <table:table-row>
          <table:table-cell table:style-name="Таблица1.A2" office:value-type="string">
            <text:p text:style-name="P34">GND</text:p>
          </table:table-cell>
          <table:table-cell table:style-name="Таблица1.A2" office:value-type="string">
            <text:p text:style-name="P34">2</text:p>
          </table:table-cell>
          <table:table-cell table:style-name="Таблица1.C2" office:value-type="string">
            <text:p text:style-name="P36">лев, 2 сверху</text:p>
          </table:table-cell>
        </table:table-row>
      </table:table>
      <text:p text:style-name="P16"/>
      <text:p text:style-name="P16"/>
      <text:p text:style-name="P16"/>
      <text:p text:style-name="P16">Регистрация в <text:span text:style-name="T29">GSM </text:span>сети происходит без посылки <text:span text:style-name="T29">AT </text:span>команд</text:p>
      <text:p text:style-name="P7">На коробке написано.</text:p>
      <text:p text:style-name="P7"/>
      <text:p text:style-name="P27">SIMCOM-EVB-KIT (S2-106XN SIM7600E-H SIM7000E-TE, SIM8TE, SIM868E-TE, SIM7500E-TE, SIM5300) SIM868000-1</text:p>
      <text:p text:style-name="P27"/>
      <text:p text:style-name="P30"/>
      <text:h text:style-name="Heading_20_4" text:outline-level="4">MiniUSB<text:span text:style-name="T20">1</text:span></text:h>
      <text:p text:style-name="P28">USB to UART <text:span text:style-name="T18">на большой синей плате</text:span></text:p>
      <text:p text:style-name="P9"/>
      <text:p text:style-name="P11">Возникают два объекта.</text:p>
      <text:p text:style-name="P9"/>
      <text:p text:style-name="P28">Enhanced Com Port</text:p>
      <text:p text:style-name="P29"><text:span text:style-name="T34">Standard</text:span> Com Port</text:p>
      <text:p text:style-name="P29"/>
      <text:p text:style-name="P17">установил дрова</text:p>
      <text:p text:style-name="P17">CP210x_Universal_Windows_Driver</text:p>
      <text:p text:style-name="P29"/>
      <text:h text:style-name="Heading_20_4" text:outline-level="4">MiniUSB<text:span text:style-name="T20">2</text:span></text:h>
      <text:p text:style-name="P30">J102</text:p>
      <text:p text:style-name="P30"/>
      <text:p text:style-name="P8">Появится 7 «Устройств с последовательным интерфейсом» Выбрать минимальный по номеру <text:span text:style-name="T29">COMX.</text:span></text:p>
      <text:p text:style-name="P15">Иногда не появляются</text:p>
      <text:p text:style-name="P30"/>
      <text:p text:style-name="P12"/>
      <text:h text:style-name="P44" text:outline-level="3">SIM800C <text:span text:style-name="T18">модуль.</text:span></text:h>
      <text:p text:style-name="P12"/>
      <text:p text:style-name="P12">«SIM800 SIM800C GSM/GPRS модуль 5V/3,3 V TTL макетная плата IPEX с Bluetooth и TTS STM32 C51»</text:p>
      <text:p text:style-name="P30"/>
      <text:p text:style-name="P12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33">RING</text:p>
          </table:table-cell>
          <table:table-cell table:style-name="Таблица4.A1" table:number-rows-spanned="6" office:value-type="string">
            <text:p text:style-name="P35">Держатель сим карты. <text:span text:style-name="T29">SIM </text:span>втыкается сверху</text:p>
          </table:table-cell>
          <table:table-cell table:style-name="Таблица4.A1" office:value-type="string">
            <text:p text:style-name="P37">NET</text:p>
          </table:table-cell>
          <table:table-cell table:style-name="Таблица4.D1" office:value-type="string">
            <text:p text:style-name="P37"/>
          </table:table-cell>
        </table:table-row>
        <table:table-row>
          <table:table-cell table:style-name="Таблица4.A2" office:value-type="string">
            <text:p text:style-name="P37">DTR</text:p>
          </table:table-cell>
          <table:covered-table-cell/>
          <table:table-cell table:style-name="Таблица4.A2" office:value-type="string">
            <text:p text:style-name="P37">VCC</text:p>
          </table:table-cell>
          <table:table-cell table:style-name="Таблица4.D2" office:value-type="string">
            <text:p text:style-name="P38">+5V</text:p>
          </table:table-cell>
        </table:table-row>
        <table:table-row>
          <table:table-cell table:style-name="Таблица4.A2" office:value-type="string">
            <text:p text:style-name="P37">MICP</text:p>
          </table:table-cell>
          <table:covered-table-cell/>
          <table:table-cell table:style-name="Таблица4.A2" office:value-type="string">
            <text:p text:style-name="P37">BOOT</text:p>
          </table:table-cell>
          <table:table-cell table:style-name="Таблица4.D2" office:value-type="string">
            <text:p text:style-name="P37"/>
          </table:table-cell>
        </table:table-row>
        <table:table-row>
          <table:table-cell table:style-name="Таблица4.A2" office:value-type="string">
            <text:p text:style-name="P37">MICN</text:p>
          </table:table-cell>
          <table:covered-table-cell/>
          <table:table-cell table:style-name="Таблица4.A2" office:value-type="string">
            <text:p text:style-name="P37">RXD</text:p>
          </table:table-cell>
          <table:table-cell table:style-name="Таблица4.D2" office:value-type="string">
            <text:p text:style-name="P37"/>
          </table:table-cell>
        </table:table-row>
        <table:table-row>
          <table:table-cell table:style-name="Таблица4.A2" office:value-type="string">
            <text:p text:style-name="P37">SPKP</text:p>
          </table:table-cell>
          <table:covered-table-cell/>
          <table:table-cell table:style-name="Таблица4.A2" office:value-type="string">
            <text:p text:style-name="P37">TXD</text:p>
          </table:table-cell>
          <table:table-cell table:style-name="Таблица4.D2" office:value-type="string">
            <text:p text:style-name="P37"/>
          </table:table-cell>
        </table:table-row>
        <table:table-row>
          <table:table-cell table:style-name="Таблица4.A2" office:value-type="string">
            <text:p text:style-name="P37">SPKN</text:p>
          </table:table-cell>
          <table:covered-table-cell/>
          <table:table-cell table:style-name="Таблица4.A2" office:value-type="string">
            <text:p text:style-name="P37">GND</text:p>
          </table:table-cell>
          <table:table-cell table:style-name="Таблица4.D2" office:value-type="string">
            <text:p text:style-name="P37"/>
          </table:table-cell>
        </table:table-row>
      </table:table>
      <text:p text:style-name="P12"/>
      <text:p text:style-name="P30"/>
      <text:h text:style-name="Heading_20_3" text:outline-level="3">АТ команды.</text:h>
      <text:p text:style-name="P10"/>
      <text:p text:style-name="P32">AT// Готовность модуля к работе</text:p>
      <text:p text:style-name="P32">AT+CMGF=1//Выбор формата SMS</text:p>
      <text:p text:style-name="P32">//AT+CMGD=1,4//Удалить SMS</text:p>
      <text:p text:style-name="P32">+CPIN: READY</text:p>
      <text:p text:style-name="P32">AT+CREG?// Тип регистрации в сети</text:p>
      <text:p text:style-name="P32">AT+CMGS="<text:span text:style-name="T22">+79050300962</text:span>"</text:p>
      <text:p text:style-name="P13">123</text:p>
      <text:p text:style-name="P10"/>
      <text:p text:style-name="P15">Символ окончания текста <text:span text:style-name="T29">SMS</text:span></text:p>
      <text:p text:style-name="P10">Программно, сочетание клавиш Ctrl+Z можно заменить как (char)26 (так как ASCII код символа — 26. SUB, 1A — substitute, символ окончания файла).</text:p>
      <text:p text:style-name="P10"/>
      <text:p text:style-name="P10">AT+CSQ=?</text:p>
      <text:p text:style-name="P10"/>
      <text:p text:style-name="P10">&lt;rssi&gt;</text:p>
      <text:p text:style-name="P10">0 -115 dBm or less</text:p>
      <text:p text:style-name="P10">1 -111 dBm</text:p>
      <text:p text:style-name="P10">2...30 -110... -54 dBm</text:p>
      <text:p text:style-name="P10">31 -52 dBm or greater</text:p>
      <text:p text:style-name="P10">99 not known or not detectable</text:p>
      <text:p text:style-name="P10"/>
      <text:p text:style-name="P10">&lt;ber&gt; (in percent):</text:p>
      <text:p text:style-name="P10">0...7 As RXQUAL values in the table in GSM 05.08 [20] subclause</text:p>
      <text:p text:style-name="P10">7.2.4</text:p>
      <text:p text:style-name="P10">99 Not known or not detectable</text:p>
      <text:p text:style-name="P10"/>
      <text:p text:style-name="P10"/>
      <text:p text:style-name="P10"/>
      <text:h text:style-name="Heading_20_2" text:outline-level="2">Отладка.</text:h>
      <text:p text:style-name="P20"/>
      <text:p text:style-name="P20"/>
      <text:h text:style-name="Heading_20_3" text:outline-level="3">AT <text:span text:style-name="T18">команды наборы для тестирования <text:s/></text:span><text:span text:style-name="T30">usbCOM to usbCOM</text:span><text:span text:style-name="T18">.</text:span></text:h>
      <text:p text:style-name="P10"/>
      <text:p text:style-name="P10"/>
      <text:h text:style-name="Heading_20_4" text:outline-level="4">Отправка <text:span text:style-name="T26">получение</text:span> <text:span text:style-name="T29">SMS.</text:span></text:h>
      <text:p text:style-name="P20"><text:span text:style-name="T29">//</text:span><text:span text:style-name="T35">отправка </text:span><text:span text:style-name="T31">SMS usbCOM to usbCOM</text:span></text:p>
      <text:p text:style-name="P31">&gt;</text:p>
      <text:p text:style-name="P31">OK</text:p>
      <text:p text:style-name="P10"/>
      <text:p text:style-name="P10"/>
      <text:p text:style-name="P10">//получение</text:p>
      <text:p text:style-name="P10">+CMTI: "SM",1//дожаться</text:p>
      <text:p text:style-name="P10">//AT+CMGR=1,0//***мастер запрашивает прочтение из SIM</text:p>
      <text:p text:style-name="P10">+CMGR: "REC UNREAD","+79272262357",,"20/03/16,09:09:51+12"<text:line-break/>nomeraк:</text:p>
      <text:p text:style-name="P10">//AT+CMGD=1,4//***мастер очищает SIM</text:p>
      <text:p text:style-name="P10"/>
      <text:p text:style-name="P10"/>
      <text:p text:style-name="P10"/>
      <text:h text:style-name="Heading_20_2" text:outline-level="2">Текущее.</text:h>
      <text:p text:style-name="P21"/>
      <text:h text:style-name="Heading_20_3" text:outline-level="3">Начало<text:span text:style-name="T27">.</text:span></text:h>
      <text:p text:style-name="Standard"/>
      <text:p text:style-name="P3">Тестовый пример 1.</text:p>
      <text:p text:style-name="Standard"/>
      <text:p text:style-name="Standard"><text:span text:style-name="T2">using</text:span><text:span text:style-name="T4"> System.</text:span><text:span text:style-name="T5">dll</text:span><text:span text:style-name="T4">;</text:span></text:p>
      <text:p text:style-name="P1"><text:span text:style-name="T2">using</text:span><text:span text:style-name="T4"> System.Linq.</text:span><text:span text:style-name="T5">dll</text:span><text:span text:style-name="T4">;</text:span></text:p>
      <text:p text:style-name="P1"><text:span text:style-name="T2">using</text:span><text:span text:style-name="T4"> System.Windows.</text:span><text:span text:style-name="T5">dll</text:span><text:span text:style-name="T4">;</text:span></text:p>
      <text:p text:style-name="Standard"><text:span text:style-name="T2">namespace</text:span><text:span text:style-name="T4"> TestHarvester</text:span></text:p>
      <text:p text:style-name="P22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1">StartTest</text:span></text:p>
      <text:p text:style-name="P22"><text:s text:c="4"/>{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</text:span><text:span text:style-name="T6">string str</text:span><text:span text:style-name="T4">)</text:span></text:p>
      <text:p text:style-name="P22"><text:s text:c="8"/>{</text:p>
      <text:p text:style-name="Standard"><text:span text:style-name="T4"><text:s text:c="12"/>System.Windows.Forms.MessageBox.Show(</text:span><text:span text:style-name="T13">"</text:span><text:span text:style-name="T14">Пример 1 работает</text:span><text:span text:style-name="T13">"</text:span><text:span text:style-name="T4">);</text:span></text:p>
      <text:p text:style-name="P22"><text:s text:c="8"/>}</text:p>
      <text:p text:style-name="P22"><text:s text:c="4"/>}</text:p>
      <text:p text:style-name="P22">} <text:s/></text:p>
      <text:p text:style-name="P22"/>
      <text:p text:style-name="Standard">Тестовый пример 2.</text:p>
      <text:p text:style-name="P23"/>
      <text:p text:style-name="P25"><text:span text:style-name="T2">using</text:span><text:span text:style-name="T4"> System.</text:span><text:span text:style-name="T5">dll</text:span><text:span text:style-name="T4">;</text:span></text:p>
      <text:p text:style-name="P25"><text:span text:style-name="T2">using</text:span><text:span text:style-name="T4"> System.Linq.</text:span><text:span text:style-name="T5">dll</text:span><text:span text:style-name="T4">;</text:span></text:p>
      <text:p text:style-name="P23"><text:span text:style-name="T1">using</text:span> System.Windows.<text:span text:style-name="T17">dll</text:span>;</text:p>
      <text:p text:style-name="P23"><text:span text:style-name="T3">namespace</text:span><text:span text:style-name="T16"> TestHarvester</text:span></text:p>
      <text:p text:style-name="P22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1">StartTest</text:span></text:p>
      <text:p text:style-name="P22"><text:s text:c="4"/>{</text:p>
      <text:p text:style-name="P22"><text:s text:c="8"/>SimpleComm sc;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"</text:span><text:span text:style-name="T7">fds</text:span><text:span text:style-name="T4">")</text:span></text:p>
      <text:p text:style-name="P22"><text:s text:c="8"/>{</text:p>
      <text:p text:style-name="P26"><text:span text:style-name="T4"><text:tab/><text:tab/>sc = </text:span><text:span text:style-name="T2">new</text:span><text:span text:style-name="T4"> SimpleComm();</text:span></text:p>
      <text:p text:style-name="Standard"><text:span text:style-name="T4"><text:s text:c="12"/>sc.Тест_просто_вывести_сообщение("</text:span><text:span text:style-name="T7">fdsf</text:span><text:span text:style-name="T4">");</text:span></text:p>
      <text:p text:style-name="P22"><text:s text:c="8"/>}</text:p>
      <text:p text:style-name="P22"><text:s text:c="4"/>}</text:p>
      <text:p text:style-name="P23">}</text:p>
      <text:p text:style-name="P23"/>
      <text:p text:style-name="P2"/>
      <text:h text:style-name="Heading_20_3" text:outline-level="3">Не отправляются <text:span text:style-name="T29">SMS.</text:span></text:h>
      <text:p text:style-name="P2"/>
      <text:p text:style-name="P2"/>
      <text:p text:style-name="P2">__ настройки сгруппировать</text:p>
      <text:p text:style-name="P2"><text:tab/><text:span text:style-name="T32">X</text:span></text:p>
      <text:p text:style-name="P21"><text:span text:style-name="T32">v</text:span><text:span text:style-name="T29">02</text:span></text:p>
      <text:p text:style-name="P2"><text:span text:style-name="T32"><text:tab/></text:span><text:span text:style-name="T33">V</text:span></text:p>
      <text:p text:style-name="P2">задержки позволяющие избавиться от мусора в начале сессии. это нужно еще продумать.</text:p>
      <text:p text:style-name="P2"><text:tab/><text:span text:style-name="T33">V</text:span></text:p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0H20M57S</meta:editing-duration>
    <meta:editing-cycles>25</meta:editing-cycles>
    <meta:generator>LibreOffice/6.1.2.1$Windows_X86_64 LibreOffice_project/65905a128db06ba48db947242809d14d3f9a93fe</meta:generator>
    <dc:date>2021-02-06T22:51:09.643000000</dc:date>
    <meta:document-statistic meta:table-count="2" meta:image-count="0" meta:object-count="0" meta:page-count="1" meta:paragraph-count="137" meta:word-count="436" meta:character-count="3211" meta:non-whitespace-character-count="2805"/>
    <meta:user-defined meta:name="Info 1"/>
    <meta:user-defined meta:name="Info 2"/>
    <meta:user-defined meta:name="Info 3"/>
    <meta:user-defined meta:name="Info 4"/>
  </office:meta>
</office:document-meta>
</file>